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svg:stroke-color="#000000" draw:fill-color="#ff0000" draw:opacity="50%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svg:stroke-color="#000000" draw:fill-color="#355269" draw:opacity="50%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Fine_20_Dashed" svg:stroke-width="0.028cm" svg:stroke-color="#ed4c0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55269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-color="#355269" draw:opacity="50%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7cm" svg:y1="11.8cm" svg:x2="1.7cm" svg:y2="7.1cm">
          <text:p/>
        </draw:line>
        <draw:line draw:style-name="gr2" draw:text-style-name="P1" draw:layer="layout" svg:x1="1.7cm" svg:y1="11.8cm" svg:x2="7.9cm" svg:y2="11.8cm">
          <text:p/>
        </draw:line>
        <draw:connector draw:style-name="gr3" draw:text-style-name="P1" xml:id="id1" draw:id="id1" draw:layer="layout" draw:type="curve" draw:line-skew="0.598cm" svg:x1="1.903cm" svg:y1="11.774cm" svg:x2="3.454cm" svg:y2="8.6cm" svg:d="M1903 11774c1598 0 823-3174 1551-3174" svg:viewBox="0 0 1552 3175">
          <text:p/>
        </draw:connector>
        <draw:connector draw:style-name="gr3" draw:text-style-name="P1" draw:layer="layout" draw:type="curve" draw:line-skew="-0.703cm" svg:x1="5.2cm" svg:y1="11.799cm" svg:x2="3.454cm" svg:y2="8.6cm" draw:end-shape="id1" draw:end-glue-point="3" svg:d="M5200 11799c-1987 0-1115-3199-1746-3199" svg:viewBox="0 0 1747 3200">
          <text:p/>
        </draw:connector>
        <draw:custom-shape draw:style-name="gr4" draw:text-style-name="P2" draw:layer="layout" svg:width="0.248cm" svg:height="0.235cm" svg:x="3.3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2.741cm" svg:y="1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4.041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3.741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2.7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3.3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3.7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4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2.441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2.4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draw:type="curve" draw:line-skew="0.598cm" svg:x1="4.503cm" svg:y1="11.775cm" svg:x2="6.054cm" svg:y2="8.601cm" svg:d="M4503 11775c1598 0 823-3174 1551-3174" svg:viewBox="0 0 1552 3175">
          <text:p/>
        </draw:connector>
        <draw:connector draw:style-name="gr3" draw:text-style-name="P1" draw:layer="layout" draw:type="curve" draw:line-skew="-0.703cm" svg:x1="7.8cm" svg:y1="11.8cm" svg:x2="6.054cm" svg:y2="8.601cm" draw:end-shape="id2" draw:end-glue-point="3" svg:d="M7800 11800c-1987 0-1115-3199-1746-3199" svg:viewBox="0 0 1747 3200">
          <text:p/>
        </draw:connector>
        <draw:custom-shape draw:style-name="gr4" draw:text-style-name="P2" draw:layer="layout" svg:width="0.248cm" svg:height="0.235cm" svg:x="6.2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5.9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5.5cm" svg:y="9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48cm" svg:height="0.235cm" svg:x="6.3cm" svg:y="9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1cm" svg:y1="10.4cm" svg:x2="7.7cm" svg:y2="10.3cm">
          <text:p/>
        </draw:line>
        <draw:custom-shape draw:style-name="gr7" draw:text-style-name="P5" draw:layer="layout" svg:width="0.248cm" svg:height="0.235cm" svg:x="5.5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5.9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6.3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6.2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4-28T01:40:29.174000000</dc:date>
    <meta:editing-duration>PT20M30S</meta:editing-duration>
    <meta:editing-cycles>6</meta:editing-cycles>
    <meta:generator>LibreOffice/6.1.0.3$Windows_X86_64 LibreOffice_project/efb621ed25068d70781dc026f7e9c5187a4decd1</meta:generator>
    <meta:document-statistic meta:object-count="25"/>
  </office:meta>
</office:document-meta>
</file>